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56.55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51.96pt"/>
    </style:style>
    <style:style style:name="co6" style:family="table-column">
      <style:table-column-properties fo:break-before="auto" style:column-width="165.4pt"/>
    </style:style>
    <style:style style:name="co7" style:family="table-column">
      <style:table-column-properties fo:break-before="auto" style:column-width="210.95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nsemble_wise_aggregate_b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5" table:default-cell-style-name="Default"/>
        <table:table-row table:style-name="ro1">
          <table:table-cell/>
          <table:table-cell office:value-type="string" calcext:value-type="string">
            <text:p>site</text:p>
          </table:table-cell>
          <table:table-cell office:value-type="string" calcext:value-type="string">
            <text:p>metric</text:p>
          </table:table-cell>
          <table:table-cell office:value-type="string" calcext:value-type="string">
            <text:p>param_index</text:p>
          </table:table-cell>
          <table:table-cell office:value-type="string" calcext:value-type="string">
            <text:p>run_index</text:p>
          </table:table-cell>
          <table:table-cell office:value-type="string" calcext:value-type="string">
            <text:p>indexes</text:p>
          </table:table-cell>
          <table:table-cell office:value-type="string" calcext:value-type="string">
            <text:p>accuracies</text:p>
          </table:table-cell>
          <table:table-cell office:value-type="string" calcext:value-type="string">
            <text:p>false_negatives</text:p>
          </table:table-cell>
          <table:table-cell office:value-type="string" calcext:value-type="string">
            <text:p>average_f1</text:p>
          </table:table-cell>
          <table:table-cell office:value-type="string" calcext:value-type="string">
            <text:p>1_avg_f1</text:p>
          </table:table-cell>
          <table:table-cell office:value-type="string" calcext:value-type="string">
            <text:p>2_avg_f1</text:p>
          </table:table-cell>
          <table:table-cell office:value-type="string" calcext:value-type="string">
            <text:p>3_avg_f1</text:p>
          </table:table-cell>
          <table:table-cell office:value-type="string" calcext:value-type="string">
            <text:p>4_avg_f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pp_c_cali</text:p>
          </table:table-cell>
          <table:table-cell office:value-type="string" calcext:value-type="string">
            <text:p>0.923076923076923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ensemble_or', 'ensemble_uniq_or']</text:p>
          </table:table-cell>
          <table:table-cell office:value-type="string" calcext:value-type="string">
            <text:p>[0.9809069212410502, 0.9809069212410502]</text:p>
          </table:table-cell>
          <table:table-cell office:value-type="string" calcext:value-type="string">
            <text:p>[6, 6]</text:p>
          </table:table-cell>
          <table:table-cell office:value-type="float" office:value="0.824183728904183" calcext:value-type="float">
            <text:p>0.824183728904183</text:p>
          </table:table-cell>
          <table:table-cell office:value-type="float" office:value="0.850846026664791" calcext:value-type="float">
            <text:p>0.850846026664791</text:p>
          </table:table-cell>
          <table:table-cell office:value-type="float" office:value="0.645395983327018" calcext:value-type="float">
            <text:p>0.645395983327018</text:p>
          </table:table-cell>
          <table:table-cell office:value-type="float" office:value="0.910188840285928" calcext:value-type="float">
            <text:p>0.910188840285928</text:p>
          </table:table-cell>
          <table:table-cell office:value-type="float" office:value="0.890304065338998" calcext:value-type="float">
            <text:p>0.8903040653389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pp_c_grav</text:p>
          </table:table-cell>
          <table:table-cell office:value-type="float" office:value="0.905109489051095" calcext:value-type="float">
            <text:p>0.90510948905109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ensemble_or', 'ensemble_uniq_or']</text:p>
          </table:table-cell>
          <table:table-cell office:value-type="string" calcext:value-type="string">
            <text:p>[0.9689737470167064, 0.9689737470167064]</text:p>
          </table:table-cell>
          <table:table-cell office:value-type="string" calcext:value-type="string">
            <text:p>[12, 12]</text:p>
          </table:table-cell>
          <table:table-cell office:value-type="float" office:value="0.642609401534792" calcext:value-type="float">
            <text:p>0.642609401534792</text:p>
          </table:table-cell>
          <table:table-cell office:value-type="float" office:value="0.773953652304168" calcext:value-type="float">
            <text:p>0.773953652304168</text:p>
          </table:table-cell>
          <table:table-cell office:value-type="float" office:value="0.607572257758825" calcext:value-type="float">
            <text:p>0.607572257758825</text:p>
          </table:table-cell>
          <table:table-cell office:value-type="float" office:value="0.871633232947102" calcext:value-type="float">
            <text:p>0.871633232947102</text:p>
          </table:table-cell>
          <table:table-cell office:value-type="float" office:value="0.317278463129072" calcext:value-type="float">
            <text:p>0.3172784631290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pp_c_sand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ensemble_or', 'ensemble_uniq_or']</text:p>
          </table:table-cell>
          <table:table-cell office:value-type="string" calcext:value-type="string">
            <text:p>[0.9904534606205252, 0.9904534606205252]</text:p>
          </table:table-cell>
          <table:table-cell office:value-type="string" calcext:value-type="string">
            <text:p>[4, 4]</text:p>
          </table:table-cell>
          <table:table-cell office:value-type="float" office:value="0.707887253662966" calcext:value-type="float">
            <text:p>0.707887253662966</text:p>
          </table:table-cell>
          <table:table-cell office:value-type="float" office:value="0.812242993540055" calcext:value-type="float">
            <text:p>0.812242993540055</text:p>
          </table:table-cell>
          <table:table-cell office:value-type="float" office:value="0.771825338518453" calcext:value-type="float">
            <text:p>0.771825338518453</text:p>
          </table:table-cell>
          <table:table-cell office:value-type="float" office:value="0.922946464746011" calcext:value-type="float">
            <text:p>0.922946464746011</text:p>
          </table:table-cell>
          <table:table-cell office:value-type="float" office:value="0.324534217847342" calcext:value-type="float">
            <text:p>0.3245342178473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pp_g_basn</text:p>
          </table:table-cell>
          <table:table-cell office:value-type="float" office:value="0.762820512820513" calcext:value-type="float">
            <text:p>0.7628205128205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ensemble_or', 'ensemble_uniq_or']</text:p>
          </table:table-cell>
          <table:table-cell office:value-type="string" calcext:value-type="string">
            <text:p>[0.8233890214797136, 0.8233890214797136]</text:p>
          </table:table-cell>
          <table:table-cell office:value-type="string" calcext:value-type="string">
            <text:p>[0, 0]</text:p>
          </table:table-cell>
          <table:table-cell office:value-type="float" office:value="0.532836603541913" calcext:value-type="float">
            <text:p>0.532836603541913</text:p>
          </table:table-cell>
          <table:table-cell office:value-type="float" office:value="0.566758600651799" calcext:value-type="float">
            <text:p>0.566758600651799</text:p>
          </table:table-cell>
          <table:table-cell office:value-type="float" office:value="0.654504879465075" calcext:value-type="float">
            <text:p>0.654504879465075</text:p>
          </table:table-cell>
          <table:table-cell office:value-type="float" office:value="0.454377152104541" calcext:value-type="float">
            <text:p>0.454377152104541</text:p>
          </table:table-cell>
          <table:table-cell office:value-type="float" office:value="0.455705781946236" calcext:value-type="float">
            <text:p>0.4557057819462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pp_g_ibpe</text:p>
          </table:table-cell>
          <table:table-cell office:value-type="float" office:value="0.845921450151057" calcext:value-type="float">
            <text:p>0.8459214501510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ensemble_or', 'ensemble_uniq_or']</text:p>
          </table:table-cell>
          <table:table-cell office:value-type="string" calcext:value-type="string">
            <text:p>[0.8782816229116945, 0.8782816229116945]</text:p>
          </table:table-cell>
          <table:table-cell office:value-type="string" calcext:value-type="string">
            <text:p>[0, 0]</text:p>
          </table:table-cell>
          <table:table-cell office:value-type="float" office:value="0.595613130696565" calcext:value-type="float">
            <text:p>0.595613130696565</text:p>
          </table:table-cell>
          <table:table-cell office:value-type="float" office:value="0.736903404715194" calcext:value-type="float">
            <text:p>0.736903404715194</text:p>
          </table:table-cell>
          <table:table-cell office:value-type="float" office:value="0.613155208490396" calcext:value-type="float">
            <text:p>0.613155208490396</text:p>
          </table:table-cell>
          <table:table-cell office:value-type="float" office:value="0.517968980638499" calcext:value-type="float">
            <text:p>0.517968980638499</text:p>
          </table:table-cell>
          <table:table-cell office:value-type="float" office:value="0.514424928942172" calcext:value-type="float">
            <text:p>0.5144249289421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pp_g_summ</text:p>
          </table:table-cell>
          <table:table-cell office:value-type="float" office:value="0.948717948717949" calcext:value-type="float">
            <text:p>0.94871794871794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ensemble_or', 'ensemble_uniq_or']</text:p>
          </table:table-cell>
          <table:table-cell office:value-type="string" calcext:value-type="string">
            <text:p>[0.9904534606205252, 0.9904534606205252]</text:p>
          </table:table-cell>
          <table:table-cell office:value-type="string" calcext:value-type="string">
            <text:p>[0, 0]</text:p>
          </table:table-cell>
          <table:table-cell office:value-type="float" office:value="0.867357611845409" calcext:value-type="float">
            <text:p>0.867357611845409</text:p>
          </table:table-cell>
          <table:table-cell office:value-type="float" office:value="0.920142269825814" calcext:value-type="float">
            <text:p>0.920142269825814</text:p>
          </table:table-cell>
          <table:table-cell office:value-type="float" office:value="0.838049337552865" calcext:value-type="float">
            <text:p>0.838049337552865</text:p>
          </table:table-cell>
          <table:table-cell office:value-type="float" office:value="0.828028180969358" calcext:value-type="float">
            <text:p>0.828028180969358</text:p>
          </table:table-cell>
          <table:table-cell office:value-type="float" office:value="0.883210659033599" calcext:value-type="float">
            <text:p>0.8832106590335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pp_m_nort</text:p>
          </table:table-cell>
          <table:table-cell office:value-type="float" office:value="0.859106529209622" calcext:value-type="float">
            <text:p>0.8591065292096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ensemble_or', 'ensemble_uniq_or']</text:p>
          </table:table-cell>
          <table:table-cell office:value-type="string" calcext:value-type="string">
            <text:p>[0.9021479713603818, 0.9021479713603818]</text:p>
          </table:table-cell>
          <table:table-cell office:value-type="string" calcext:value-type="string">
            <text:p>[0, 0]</text:p>
          </table:table-cell>
          <table:table-cell office:value-type="float" office:value="0.555436380646039" calcext:value-type="float">
            <text:p>0.555436380646039</text:p>
          </table:table-cell>
          <table:table-cell office:value-type="float" office:value="0.710669400693308" calcext:value-type="float">
            <text:p>0.710669400693308</text:p>
          </table:table-cell>
          <table:table-cell office:value-type="float" office:value="0.560324645630189" calcext:value-type="float">
            <text:p>0.560324645630189</text:p>
          </table:table-cell>
          <table:table-cell office:value-type="float" office:value="0.478649882551617" calcext:value-type="float">
            <text:p>0.478649882551617</text:p>
          </table:table-cell>
          <table:table-cell office:value-type="float" office:value="0.472101593709041" calcext:value-type="float">
            <text:p>0.4721015937090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pp_m_rabb</text:p>
          </table:table-cell>
          <table:table-cell office:value-type="float" office:value="0.509433962264151" calcext:value-type="float">
            <text:p>0.5094339622641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ensemble_or', 'ensemble_uniq_or']</text:p>
          </table:table-cell>
          <table:table-cell office:value-type="string" calcext:value-type="string">
            <text:p>[0.3794749403341289, 0.3794749403341289]</text:p>
          </table:table-cell>
          <table:table-cell office:value-type="string" calcext:value-type="string">
            <text:p>[0, 0]</text:p>
          </table:table-cell>
          <table:table-cell office:value-type="float" office:value="0.500351743053602" calcext:value-type="float">
            <text:p>0.500351743053602</text:p>
          </table:table-cell>
          <table:table-cell office:value-type="float" office:value="0.503145797210398" calcext:value-type="float">
            <text:p>0.503145797210398</text:p>
          </table:table-cell>
          <table:table-cell office:value-type="float" office:value="0.498548535030924" calcext:value-type="float">
            <text:p>0.498548535030924</text:p>
          </table:table-cell>
          <table:table-cell office:value-type="float" office:value="0.499065420560748" calcext:value-type="float">
            <text:p>0.499065420560748</text:p>
          </table:table-cell>
          <table:table-cell office:value-type="float" office:value="0.500647219412339" calcext:value-type="float">
            <text:p>0.5006472194123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pp_m_well</text:p>
          </table:table-cell>
          <table:table-cell office:value-type="float" office:value="0.505836575875486" calcext:value-type="float">
            <text:p>0.5058365758754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ensemble_or', 'ensemble_uniq_or']</text:p>
          </table:table-cell>
          <table:table-cell office:value-type="string" calcext:value-type="string">
            <text:p>[0.3937947494033413, 0.3937947494033413]</text:p>
          </table:table-cell>
          <table:table-cell office:value-type="string" calcext:value-type="string">
            <text:p>[0, 0]</text:p>
          </table:table-cell>
          <table:table-cell office:value-type="float" office:value="0.490803861198123" calcext:value-type="float">
            <text:p>0.490803861198123</text:p>
          </table:table-cell>
          <table:table-cell office:value-type="float" office:value="0.496587082462475" calcext:value-type="float">
            <text:p>0.496587082462475</text:p>
          </table:table-cell>
          <table:table-cell office:value-type="float" office:value="0.482417728039472" calcext:value-type="float">
            <text:p>0.482417728039472</text:p>
          </table:table-cell>
          <table:table-cell office:value-type="float" office:value="0.493030303030303" calcext:value-type="float">
            <text:p>0.493030303030303</text:p>
          </table:table-cell>
          <table:table-cell office:value-type="float" office:value="0.491180331260241" calcext:value-type="float">
            <text:p>0.4911803312602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pp_p_coll</text:p>
          </table:table-cell>
          <table:table-cell office:value-type="float" office:value="0.572477064220184" calcext:value-type="float">
            <text:p>0.57247706422018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ensemble_or', 'ensemble_uniq_or']</text:p>
          </table:table-cell>
          <table:table-cell office:value-type="string" calcext:value-type="string">
            <text:p>[0.4439140811455847, 0.4439140811455847]</text:p>
          </table:table-cell>
          <table:table-cell office:value-type="string" calcext:value-type="string">
            <text:p>[0, 0]</text:p>
          </table:table-cell>
          <table:table-cell office:value-type="float" office:value="0.557753685061191" calcext:value-type="float">
            <text:p>0.557753685061191</text:p>
          </table:table-cell>
          <table:table-cell office:value-type="float" office:value="0.55854494975786" calcext:value-type="float">
            <text:p>0.55854494975786</text:p>
          </table:table-cell>
          <table:table-cell office:value-type="float" office:value="0.558655870262288" calcext:value-type="float">
            <text:p>0.558655870262288</text:p>
          </table:table-cell>
          <table:table-cell office:value-type="float" office:value="0.557974683544304" calcext:value-type="float">
            <text:p>0.557974683544304</text:p>
          </table:table-cell>
          <table:table-cell office:value-type="float" office:value="0.555839236680313" calcext:value-type="float">
            <text:p>0.5558392366803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pp_p_smal</text:p>
          </table:table-cell>
          <table:table-cell office:value-type="float" office:value="0.596119929453263" calcext:value-type="float">
            <text:p>0.59611992945326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ensemble_or', 'ensemble_uniq_or']</text:p>
          </table:table-cell>
          <table:table-cell office:value-type="string" calcext:value-type="string">
            <text:p>[0.4534606205250597, 0.4534606205250597]</text:p>
          </table:table-cell>
          <table:table-cell office:value-type="string" calcext:value-type="string">
            <text:p>[0, 0]</text:p>
          </table:table-cell>
          <table:table-cell office:value-type="float" office:value="0.588009748627511" calcext:value-type="float">
            <text:p>0.588009748627511</text:p>
          </table:table-cell>
          <table:table-cell office:value-type="float" office:value="0.589929213684003" calcext:value-type="float">
            <text:p>0.589929213684003</text:p>
          </table:table-cell>
          <table:table-cell office:value-type="float" office:value="0.582465858964512" calcext:value-type="float">
            <text:p>0.582465858964512</text:p>
          </table:table-cell>
          <table:table-cell office:value-type="float" office:value="0.58941155432653" calcext:value-type="float">
            <text:p>0.58941155432653</text:p>
          </table:table-cell>
          <table:table-cell office:value-type="float" office:value="0.590232367534999" calcext:value-type="float">
            <text:p>0.5902323675349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pp_p_tobo</text:p>
          </table:table-cell>
          <table:table-cell office:value-type="float" office:value="0.864130434782609" calcext:value-type="float">
            <text:p>0.8641304347826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ensemble_or', 'ensemble_uniq_or']</text:p>
          </table:table-cell>
          <table:table-cell office:value-type="string" calcext:value-type="string">
            <text:p>[0.8806682577565632, 0.8806682577565632]</text:p>
          </table:table-cell>
          <table:table-cell office:value-type="string" calcext:value-type="string">
            <text:p>[0, 0]</text:p>
          </table:table-cell>
          <table:table-cell office:value-type="float" office:value="0.587544571688064" calcext:value-type="float">
            <text:p>0.587544571688064</text:p>
          </table:table-cell>
          <table:table-cell office:value-type="float" office:value="0.661951652952919" calcext:value-type="float">
            <text:p>0.661951652952919</text:p>
          </table:table-cell>
          <table:table-cell office:value-type="float" office:value="0.562258474320757" calcext:value-type="float">
            <text:p>0.562258474320757</text:p>
          </table:table-cell>
          <table:table-cell office:value-type="float" office:value="0.563614876943652" calcext:value-type="float">
            <text:p>0.563614876943652</text:p>
          </table:table-cell>
          <table:table-cell office:value-type="float" office:value="0.562353282534928" calcext:value-type="float">
            <text:p>0.5623532825349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pp_t_east</text:p>
          </table:table-cell>
          <table:table-cell office:value-type="float" office:value="0.8561872909699" calcext:value-type="float">
            <text:p>0.85618729096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ensemble_or', 'ensemble_uniq_or']</text:p>
          </table:table-cell>
          <table:table-cell office:value-type="string" calcext:value-type="string">
            <text:p>[0.8973747016706444, 0.8973747016706444]</text:p>
          </table:table-cell>
          <table:table-cell office:value-type="string" calcext:value-type="string">
            <text:p>[0, 0]</text:p>
          </table:table-cell>
          <table:table-cell office:value-type="float" office:value="0.543133820059863" calcext:value-type="float">
            <text:p>0.543133820059863</text:p>
          </table:table-cell>
          <table:table-cell office:value-type="float" office:value="0.608021673263535" calcext:value-type="float">
            <text:p>0.608021673263535</text:p>
          </table:table-cell>
          <table:table-cell office:value-type="float" office:value="0.595708954316177" calcext:value-type="float">
            <text:p>0.595708954316177</text:p>
          </table:table-cell>
          <table:table-cell office:value-type="float" office:value="0.48320750631912" calcext:value-type="float">
            <text:p>0.48320750631912</text:p>
          </table:table-cell>
          <table:table-cell office:value-type="float" office:value="0.485597146340619" calcext:value-type="float">
            <text:p>0.4855971463406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pp_t_tayl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ensemble_or', 'ensemble_uniq_or']</text:p>
          </table:table-cell>
          <table:table-cell office:value-type="string" calcext:value-type="string">
            <text:p>[0.9045346062052506, 0.9045346062052506]</text:p>
          </table:table-cell>
          <table:table-cell office:value-type="string" calcext:value-type="string">
            <text:p>[0, 0]</text:p>
          </table:table-cell>
          <table:table-cell office:value-type="float" office:value="0.5682753091728" calcext:value-type="float">
            <text:p>0.5682753091728</text:p>
          </table:table-cell>
          <table:table-cell office:value-type="float" office:value="0.650944466684617" calcext:value-type="float">
            <text:p>0.650944466684617</text:p>
          </table:table-cell>
          <table:table-cell office:value-type="float" office:value="0.536084278256926" calcext:value-type="float">
            <text:p>0.536084278256926</text:p>
          </table:table-cell>
          <table:table-cell office:value-type="float" office:value="0.541918516370602" calcext:value-type="float">
            <text:p>0.541918516370602</text:p>
          </table:table-cell>
          <table:table-cell office:value-type="float" office:value="0.544153975379054" calcext:value-type="float">
            <text:p>0.5441539753790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pp_t_west</text:p>
          </table:table-cell>
          <table:table-cell office:value-type="float" office:value="0.698591549295775" calcext:value-type="float">
            <text:p>0.6985915492957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['ensemble_or', 'ensemble_uniq_or']</text:p>
          </table:table-cell>
          <table:table-cell office:value-type="string" calcext:value-type="string">
            <text:p>[0.7446300715990454, 0.7446300715990454]</text:p>
          </table:table-cell>
          <table:table-cell office:value-type="string" calcext:value-type="string">
            <text:p>[0, 0]</text:p>
          </table:table-cell>
          <table:table-cell office:value-type="float" office:value="0.490154219774199" calcext:value-type="float">
            <text:p>0.490154219774199</text:p>
          </table:table-cell>
          <table:table-cell office:value-type="float" office:value="0.471538955663143" calcext:value-type="float">
            <text:p>0.471538955663143</text:p>
          </table:table-cell>
          <table:table-cell office:value-type="float" office:value="0.546314781108914" calcext:value-type="float">
            <text:p>0.546314781108914</text:p>
          </table:table-cell>
          <table:table-cell office:value-type="float" office:value="0.471034694145637" calcext:value-type="float">
            <text:p>0.471034694145637</text:p>
          </table:table-cell>
          <table:table-cell office:value-type="float" office:value="0.471728448179101" calcext:value-type="float">
            <text:p>0.47172844817910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8"/>
          <table:table-cell table:formula="of:=AVERAGE([.I2:.I16])" office:value-type="float" office:value="0.603463404631148" calcext:value-type="float">
            <text:p>0.603463404631148</text:p>
          </table:table-cell>
          <table:table-cell table:formula="of:=AVERAGE([.J2:.J16])" office:value-type="float" office:value="0.660812009338272" calcext:value-type="float">
            <text:p>0.660812009338272</text:p>
          </table:table-cell>
          <table:table-cell table:formula="of:=AVERAGE([.K2:.K16])" office:value-type="float" office:value="0.603552142069519" calcext:value-type="float">
            <text:p>0.603552142069519</text:p>
          </table:table-cell>
          <table:table-cell table:formula="of:=AVERAGE([.L2:.L16])" office:value-type="float" office:value="0.612203352632263" calcext:value-type="float">
            <text:p>0.612203352632263</text:p>
          </table:table-cell>
          <table:table-cell table:formula="of:=AVERAGE([.M2:.M16])" office:value-type="float" office:value="0.537286114484537" calcext:value-type="float">
            <text:p>0.537286114484537</text:p>
          </table:table-cell>
        </table:table-row>
        <table:table-row table:style-name="ro1">
          <table:table-cell table:number-columns-repeated="2"/>
          <table:table-cell table:formula="of:=AVERAGE([.C2:.C16])" office:value-type="float" office:value="0.7700099293801" calcext:value-type="float">
            <text:p>0.77000992938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[.C2:.C16])" office:value-type="float" office:value="0.973333333333333" calcext:value-type="float">
            <text:p>0.973333333333333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STDEV([.C2:.C16])" office:value-type="float" office:value="0.163197004432767" calcext:value-type="float">
            <text:p>0.163197004432767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21T12:13:27.181124137</dc:date>
    <meta:editing-duration>PT2M55S</meta:editing-duration>
    <meta:editing-cycles>1</meta:editing-cycles>
    <meta:document-statistic meta:table-count="1" meta:cell-count="215" meta:object-count="0"/>
    <meta:generator>LibreOffice/6.0.7.3$Linux_X86_64 LibreOffice_project/00m0$Build-3</meta:generator>
  </office:meta>
</office:document-meta>
</file>